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3" svg:font-family="Ebrima" style:font-adornments="Regular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? Skizzieren Sie ihre Motivation und ihre Ab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n Typ Differentialgleichung stellt die HJD dar? Welche Funktion soll mit ihr bestimm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3">q</text:span>-und <text:span text:style-name="T2">t</text:span>-Abhängigkeiten voneinander trennt, sinnvo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4.384cm" svg:x="1.4cm" svg:y="0.398cm" presentation:class="title" presentation:user-transformed="true">
          <draw:text-box>
            <text:p text:style-name="P2"><text:span text:style-name="T4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, was unter einer Rot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Wirkungs- und Winkelvariabl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6">q</text:span><text:span text:style-name="T7">i</text:span>-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5">ϕ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8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3">u</text:span> der Wirkungswell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3">u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2" draw:layer="layout" svg:width="25.199cm" svg:height="4.384cm" svg:x="1.4cm" svg:y="0.398cm" presentation:class="title" presentation:user-transformed="true">
          <draw:text-box>
            <text:p text:style-name="P2"><text:span text:style-name="T4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3" svg:font-family="Ebrima" style:font-adornments="Regular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4T19:09:23.537000000</dc:date>
    <meta:document-statistic meta:object-count="247"/>
  </office:meta>
</office:document-meta>
</file>